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6E000002928A0B323147EF3A77.png" manifest:media-type="image/png"/>
  <manifest:file-entry manifest:full-path="Pictures/10000201000003A90000017D1A7455EADD29C6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ce181e" draw:marker-start="Circle_20_unfilled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ce181e" draw:marker-start="Circle_20_unfilled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color="#ce181e" style:font-name="Jamrul" fo:font-size="14pt"/>
    </style:style>
    <style:style style:name="P5" style:family="paragraph">
      <style:paragraph-properties fo:margin-top="0cm" fo:margin-bottom="0.4cm" style:line-height-at-leas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.4cm" style:line-height-at-least="0cm"/>
      <style:text-properties fo:color="#ce181e" style:font-name="Jamrul" fo:font-size="14pt" style:font-size-asian="14pt" style:font-size-complex="14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none" draw:fill-color="#ffffff"/>
      <style:paragraph-properties fo:text-align="center"/>
      <style:text-properties fo:color="#ce181e" style:font-name="Jamrul" fo:font-size="14pt"/>
    </style:style>
    <style:style style:name="T1" style:family="text">
      <style:text-properties fo:color="#ce181e" style:font-name="Jamrul"/>
    </style:style>
    <style:style style:name="T2" style:family="text">
      <style:text-properties fo:color="#ce181e" style:font-name="Jamru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098cm" svg:x="0cm" svg:y="-0.028cm">
          <draw:image xlink:href="Pictures/10000201000003A90000017D1A7455EADD29C6B4.png" xlink:type="simple" xlink:show="embed" xlink:actuate="onLoad">
            <text:p/>
          </draw:image>
        </draw:frame>
        <draw:frame draw:style-name="gr1" draw:text-style-name="P1" draw:layer="layout" svg:width="14.999cm" svg:height="5.995cm" svg:x="0cm" svg:y="5.98cm">
          <draw:image xlink:href="Pictures/100002010000066E000002928A0B323147EF3A77.png" xlink:type="simple" xlink:show="embed" xlink:actuate="onLoad">
            <text:p/>
          </draw:image>
        </draw:frame>
        <draw:line draw:style-name="gr2" draw:text-style-name="P2" draw:layer="layout" svg:x1="2.3cm" svg:y1="3.11cm" svg:x2="1.69cm" svg:y2="1.56cm">
          <text:p/>
        </draw:line>
        <draw:line draw:style-name="gr2" draw:text-style-name="P2" draw:layer="layout" svg:x1="5cm" svg:y1="2.93cm" svg:x2="5.48cm" svg:y2="4.12cm">
          <text:p/>
        </draw:line>
        <draw:line draw:style-name="gr2" draw:text-style-name="P2" draw:layer="layout" svg:x1="8.8cm" svg:y1="2.97cm" svg:x2="8.18cm" svg:y2="1.47cm">
          <text:p/>
        </draw:line>
        <draw:line draw:style-name="gr2" draw:text-style-name="P2" draw:layer="layout" svg:x1="12.85cm" svg:y1="3.14cm" svg:x2="12.61cm" svg:y2="1.5cm">
          <text:p/>
        </draw:line>
        <draw:line draw:style-name="gr2" draw:text-style-name="P2" draw:layer="layout" svg:x1="4.31cm" svg:y1="9.31cm" svg:x2="5.5cm" svg:y2="10.68cm">
          <text:p/>
        </draw:line>
        <draw:line draw:style-name="gr2" draw:text-style-name="P2" draw:layer="layout" svg:x1="6.86cm" svg:y1="8.65cm" svg:x2="7.23cm" svg:y2="7.42cm">
          <text:p/>
        </draw:line>
        <draw:line draw:style-name="gr3" draw:text-style-name="P2" draw:layer="layout" svg:x1="1.09cm" svg:y1="2.81cm" svg:x2="0.79cm" svg:y2="4.47cm">
          <text:p/>
        </draw:line>
        <draw:line draw:style-name="gr2" draw:text-style-name="P2" draw:layer="layout" svg:x1="2.99cm" svg:y1="9.09cm" svg:x2="3.06cm" svg:y2="7.61cm">
          <text:p/>
        </draw:line>
        <draw:line draw:style-name="gr2" draw:text-style-name="P2" draw:layer="layout" svg:x1="1.96cm" svg:y1="9.16cm" svg:x2="1.99cm" svg:y2="10.46cm">
          <text:p/>
        </draw:line>
        <draw:frame draw:style-name="gr4" draw:text-style-name="P4" draw:layer="layout" svg:width="4.638cm" svg:height="0.971cm" svg:x="0.15cm" svg:y="0.7cm">
          <draw:text-box>
            <text:p text:style-name="P3"><text:span text:style-name="T1">Driver de LEDs</text:span></text:p>
          </draw:text-box>
        </draw:frame>
        <draw:frame draw:style-name="gr4" draw:text-style-name="P6" draw:layer="layout" svg:width="5.057cm" svg:height="0.971cm" svg:x="6.033cm" svg:y="0.68cm">
          <draw:text-box>
            <text:p text:style-name="P5"><text:span text:style-name="T2">Circuit de charge</text:span></text:p>
          </draw:text-box>
        </draw:frame>
        <draw:frame draw:style-name="gr4" draw:text-style-name="P8" draw:layer="layout" svg:width="3.22cm" svg:height="1.691cm" svg:x="11.14cm" svg:y="0.08cm">
          <draw:text-box>
            <text:p text:style-name="P7"><text:span text:style-name="T1">LEDs</text:span><text:span text:style-name="T1"><text:line-break/></text:span><text:span text:style-name="T1">indicatrices</text:span></text:p>
          </draw:text-box>
        </draw:frame>
        <draw:frame draw:style-name="gr4" draw:text-style-name="P4" draw:layer="layout" svg:width="2.877cm" svg:height="1.691cm" svg:x="-0.12cm" svg:y="4.28cm">
          <draw:text-box>
            <text:p text:style-name="P3"><text:span text:style-name="T1">Capteur</text:span><text:span text:style-name="T1"><text:line-break/></text:span><text:span text:style-name="T1">effet Hall</text:span></text:p>
          </draw:text-box>
        </draw:frame>
        <draw:frame draw:style-name="gr4" draw:text-style-name="P4" draw:layer="layout" svg:width="4.951cm" svg:height="1.691cm" svg:x="4.579cm" svg:y="3.969cm">
          <draw:text-box>
            <text:p text:style-name="P3"><text:span text:style-name="T1">Module Bluetooth</text:span><text:span text:style-name="T1"><text:line-break/></text:span><text:span text:style-name="T1">HC-05</text:span></text:p>
          </draw:text-box>
        </draw:frame>
        <draw:frame draw:style-name="gr4" draw:text-style-name="P4" draw:layer="layout" svg:width="4.625cm" svg:height="1.691cm" svg:x="1.04cm" svg:y="6.119cm">
          <draw:text-box>
            <text:p text:style-name="P3"><text:span text:style-name="T1">Micro contrôleur</text:span><text:span text:style-name="T1"><text:line-break/></text:span><text:span text:style-name="T1">ATmega328P</text:span></text:p>
          </draw:text-box>
        </draw:frame>
        <draw:frame draw:style-name="gr4" draw:text-style-name="P4" draw:layer="layout" svg:width="3.872cm" svg:height="1.691cm" svg:x="6.178cm" svg:y="5.939cm">
          <draw:text-box>
            <text:p text:style-name="P3"><text:span text:style-name="T1">Batterie 3.7V</text:span><text:span text:style-name="T1"><text:line-break/></text:span><text:span text:style-name="T1">200mAh</text:span></text:p>
          </draw:text-box>
        </draw:frame>
        <draw:frame draw:style-name="gr4" draw:text-style-name="P4" draw:layer="layout" svg:width="3.309cm" svg:height="0.971cm" svg:x="5.34cm" svg:y="10.209cm">
          <draw:text-box>
            <text:p text:style-name="P3"><text:span text:style-name="T1">Interrupteur</text:span></text:p>
          </draw:text-box>
        </draw:frame>
        <draw:frame draw:style-name="gr4" draw:text-style-name="P4" draw:layer="layout" svg:width="4.553cm" svg:height="1.691cm" svg:x="0.087cm" svg:y="10.27cm">
          <draw:text-box>
            <text:p text:style-name="P3"><text:span text:style-name="T1">Connecteur 2x3</text:span><text:span text:style-name="T1"><text:line-break/></text:span><text:span text:style-name="T1">broches (IS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3:26:07.674820757</meta:creation-date>
    <dc:date>2020-09-18T09:38:45.338489316</dc:date>
    <meta:editing-duration>PT20H2M26S</meta:editing-duration>
    <meta:editing-cycles>4</meta:editing-cycles>
    <meta:generator>LibreOffice/6.0.7.3$Linux_X86_64 LibreOffice_project/00m0$Build-3</meta:generator>
    <meta:document-statistic meta:object-count="20"/>
  </office:meta>
</office:document-meta>
</file>